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fr1" style:family="graphic" style:parent-style-name="OLE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none" style:shadow="none" draw:shadow-opacity="100%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Object1" text:anchor-type="char" svg:x="0.311in" svg:y="0.0008in" svg:width="6.302in" svg:height="3.8134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0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hilippe GERUM</meta:initial-creator>
    <meta:creation-date>2020-05-15T09:08:22.338728425</meta:creation-date>
    <dc:date>2020-05-15T17:15:02.259601374</dc:date>
    <dc:creator>Philippe GERUM</dc:creator>
    <meta:editing-duration>PT7H31M40S</meta:editing-duration>
    <meta:editing-cycles>18</meta:editing-cycles>
    <meta:generator>LibreOffice/6.4.3.2$Linux_X86_64 LibreOffice_project/40$Build-2</meta:generator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olid-type="cylinder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olid-type="cylinder" chart:link-data-style-to-source="false" chart:data-label-number="value" chart:data-label-text="false" chart:data-label-symbol="false">
        <chart:label-separator>
          <text:p>; </text:p>
        </chart:label-separator>
      </style:chart-properties>
      <style:graphic-properties draw:stroke="none" draw:fill-color="#ffff00" dr3d:edge-rounding="5%"/>
      <style:text-properties fo:font-size="10pt" style:font-size-asian="10pt" style:font-size-complex="10pt"/>
    </style:style>
    <style:style style:name="ch9" style:family="chart">
      <style:chart-properties chart:solid-type="cylinder"/>
    </style:style>
    <style:style style:name="ch10" style:family="chart" style:data-style-name="N0">
      <style:chart-properties chart:solid-type="cylinder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7cm" svg:height="9.685cm" xlink:href="." xlink:type="simple" chart:class="chart:bar" chart:style-name="ch1">
        <chart:legend chart:legend-position="end" svg:x="14.008cm" svg:y="4.294cm" style:legend-expansion="high" chart:style-name="ch2"/>
        <chart:plot-area chart:style-name="ch3" chart:data-source-has-labels="both" svg:x="1.331cm" svg:y="0.193cm" svg:width="12.357cm" svg:height="9.29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23cm" svg:y="0.204cm" svg:width="11.365cm" svg:height="7.15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title svg:x="0.451cm" svg:y="5.865cm" chart:style-name="ch6">
              <text:p>Lines of code</text:p>
            </chart:title>
          </chart:axis>
          <chart:axis chart:dimension="z" chart:name="primary-z" chart:style-name="ch7"/>
          <chart:series chart:style-name="ch8" chart:values-cell-range-address="local-table.$B$2:.$B$6" chart:label-cell-address="local-table.$B$1" chart:class="chart:bar">
            <chart:data-point chart:style-name="ch9" chart:repeated="5"/>
          </chart:series>
          <chart:series chart:style-name="ch10" chart:values-cell-range-address="local-table.$C$2:.$C$6" chart:label-cell-address="local-table.$C$1" chart:class="chart:bar">
            <chart:data-point chart:style-name="ch9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-pipe</text:p>
              </table:table-cell>
              <table:table-cell office:value-type="string">
                <text:p>Dovetail</text:p>
              </table:table-cell>
            </table:table-row>
          </table:table-header-rows>
          <table:table-rows>
            <table:table-row>
              <table:table-cell office:value-type="string">
                <text:p>Core</text:p>
              </table:table-cell>
              <table:table-cell office:value-type="float" office:value="4092">
                <text:p>4092</text:p>
              </table:table-cell>
              <table:table-cell office:value-type="float" office:value="4567">
                <text:p>4567</text:p>
              </table:table-cell>
            </table:table-row>
            <table:table-row>
              <table:table-cell office:value-type="string">
                <text:p>Drivers</text:p>
              </table:table-cell>
              <table:table-cell office:value-type="float" office:value="725">
                <text:p>725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ARM-specific</text:p>
              </table:table-cell>
              <table:table-cell office:value-type="float" office:value="2077">
                <text:p>2077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arm64-specific</text:p>
              </table:table-cell>
              <table:table-cell office:value-type="float" office:value="427">
                <text:p>427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x86-specific</text:p>
              </table:table-cell>
              <table:table-cell office:value-type="float" office:value="960">
                <text:p>960</text:p>
              </table:table-cell>
              <table:table-cell office:value-type="float" office:value="894">
                <text:p>8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